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text-align="start" style:justify-single-word="false"/>
      <style:text-properties fo:font-size="8pt" fo:font-weight="normal" officeooo:paragraph-rsid="0017d811" style:font-name-asian="Noto Sans CJK KR" style:font-size-asian="8pt" style:font-weight-asian="normal" style:font-size-complex="8pt" style:font-weight-complex="normal"/>
    </style:style>
    <style:style style:name="P2" style:family="paragraph" style:parent-style-name="Text_20_body">
      <style:paragraph-properties fo:margin-top="0in" fo:margin-bottom="0in" loext:contextual-spacing="false" fo:text-align="start" style:justify-single-word="false"/>
      <style:text-properties fo:font-size="8pt" fo:font-weight="normal" officeooo:paragraph-rsid="0084f7a9" style:font-name-asian="Noto Sans CJK KR" style:font-size-asian="8pt" style:font-weight-asian="normal" style:font-size-complex="8pt" style:font-weight-complex="normal"/>
    </style:style>
    <style:style style:name="P3" style:family="paragraph" style:parent-style-name="Text_20_body">
      <style:paragraph-properties fo:margin-top="0in" fo:margin-bottom="0in" loext:contextual-spacing="false" fo:text-align="start" style:justify-single-word="false"/>
      <style:text-properties fo:font-size="8pt" fo:font-weight="normal" officeooo:paragraph-rsid="006b710c" style:font-name-asian="Noto Sans CJK KR" style:font-size-asian="8pt" style:font-weight-asian="normal" style:font-size-complex="8pt" style:font-weight-complex="normal"/>
    </style:style>
    <style:style style:name="P4" style:family="paragraph" style:parent-style-name="Text_20_body">
      <style:paragraph-properties fo:margin-top="0in" fo:margin-bottom="0in" loext:contextual-spacing="false" fo:text-align="start" style:justify-single-word="false"/>
      <style:text-properties fo:font-size="8pt" fo:font-weight="normal" officeooo:paragraph-rsid="0060a04e" style:font-name-asian="Noto Sans CJK KR" style:font-size-asian="8pt" style:font-weight-asian="normal" style:font-size-complex="8pt" style:font-weight-complex="normal"/>
    </style:style>
    <style:style style:name="P5" style:family="paragraph" style:parent-style-name="Text_20_body">
      <style:paragraph-properties fo:margin-top="0in" fo:margin-bottom="0in" loext:contextual-spacing="false" fo:text-align="start" style:justify-single-word="false"/>
      <style:text-properties fo:font-size="8pt" fo:font-weight="normal" officeooo:rsid="0074b456" officeooo:paragraph-rsid="0017d811" style:font-name-asian="Noto Sans CJK KR" style:font-size-asian="8pt" style:font-weight-asian="normal" style:font-size-complex="8pt" style:font-weight-complex="normal"/>
    </style:style>
    <style:style style:name="P6" style:family="paragraph" style:parent-style-name="Text_20_body">
      <style:paragraph-properties fo:margin-top="0in" fo:margin-bottom="0in" loext:contextual-spacing="false" fo:text-align="start" style:justify-single-word="false"/>
      <style:text-properties fo:font-size="8pt" fo:font-weight="normal" officeooo:rsid="0074b456" officeooo:paragraph-rsid="0074b456" style:font-name-asian="Noto Sans CJK KR" style:font-size-asian="8pt" style:font-weight-asian="normal" style:font-size-complex="8pt" style:font-weight-complex="normal"/>
    </style:style>
    <style:style style:name="P7" style:family="paragraph" style:parent-style-name="Text_20_body">
      <style:paragraph-properties fo:margin-top="0in" fo:margin-bottom="0in" loext:contextual-spacing="false" fo:text-align="start" style:justify-single-word="false"/>
      <style:text-properties fo:font-size="8pt" fo:font-weight="normal" officeooo:rsid="0074b456" officeooo:paragraph-rsid="00768dcc" style:font-name-asian="Noto Sans CJK KR" style:font-size-asian="8pt" style:font-weight-asian="normal" style:font-size-complex="8pt" style:font-weight-complex="normal"/>
    </style:style>
    <style:style style:name="P8" style:family="paragraph" style:parent-style-name="Text_20_body">
      <style:paragraph-properties fo:margin-top="0in" fo:margin-bottom="0in" loext:contextual-spacing="false" fo:text-align="start" style:justify-single-word="false"/>
      <style:text-properties fo:font-size="8pt" fo:font-weight="normal" officeooo:rsid="0074b456" officeooo:paragraph-rsid="007d03ca" style:font-name-asian="Noto Sans CJK KR" style:font-size-asian="8pt" style:font-weight-asian="normal" style:font-size-complex="8pt" style:font-weight-complex="normal"/>
    </style:style>
    <style:style style:name="P9" style:family="paragraph" style:parent-style-name="Text_20_body">
      <style:paragraph-properties fo:margin-top="0in" fo:margin-bottom="0in" loext:contextual-spacing="false" fo:text-align="start" style:justify-single-word="false"/>
      <style:text-properties fo:font-size="8pt" fo:font-weight="bold" officeooo:paragraph-rsid="0017d811" style:font-name-asian="Noto Sans CJK KR" style:font-size-asian="8pt" style:font-weight-asian="bold" style:font-size-complex="8pt" style:font-weight-complex="bold"/>
    </style:style>
    <style:style style:name="P10" style:family="paragraph" style:parent-style-name="Text_20_body">
      <style:paragraph-properties fo:margin-top="0in" fo:margin-bottom="0in" loext:contextual-spacing="false" fo:text-align="start" style:justify-single-word="false" style:border-line-width-bottom="0.0346in 0.0102in 0.0102in" fo:padding-left="0in" fo:padding-right="0in" fo:padding-top="0in" fo:padding-bottom="0.0291in" fo:border-left="none" fo:border-right="none" fo:border-top="none" fo:border-bottom="4pt double #000000" style:join-border="false"/>
      <style:text-properties fo:font-size="8pt" fo:font-weight="normal" officeooo:rsid="0074b456" officeooo:paragraph-rsid="0017d811" style:font-name-asian="Noto Sans CJK KR" style:font-size-asian="8pt" style:font-weight-asian="normal" style:font-size-complex="8pt" style:font-weight-complex="normal"/>
    </style:style>
    <style:style style:name="P11" style:family="paragraph" style:parent-style-name="Standard">
      <style:paragraph-properties fo:margin-top="0in" fo:margin-bottom="0in" loext:contextual-spacing="false" fo:text-align="start" style:justify-single-word="false"/>
      <style:text-properties fo:font-size="8pt" fo:font-weight="normal" officeooo:rsid="009d7c78" officeooo:paragraph-rsid="008d834f" style:font-name-asian="Noto Sans CJK KR" style:font-size-asian="8pt" style:font-weight-asian="normal" style:font-size-complex="8pt" style:font-weight-complex="normal"/>
    </style:style>
    <style:style style:name="P12" style:family="paragraph" style:parent-style-name="Standard">
      <style:paragraph-properties fo:margin-top="0in" fo:margin-bottom="0in" loext:contextual-spacing="false" fo:text-align="start" style:justify-single-word="false"/>
      <style:text-properties fo:font-size="8pt" fo:font-weight="normal" officeooo:rsid="00922378" officeooo:paragraph-rsid="00922378" style:font-name-asian="Noto Sans CJK KR" style:font-size-asian="8pt" style:font-weight-asian="normal" style:font-size-complex="8pt" style:font-weight-complex="normal"/>
    </style:style>
    <style:style style:name="P13" style:family="paragraph" style:parent-style-name="Standard">
      <style:text-properties fo:font-size="8pt" fo:font-weight="normal" officeooo:rsid="009d7c78" officeooo:paragraph-rsid="008d834f" style:font-name-asian="Noto Sans CJK KR" style:font-size-asian="8pt" style:font-weight-asian="normal" style:font-size-complex="8pt" style:font-weight-complex="normal"/>
    </style:style>
    <style:style style:name="P14" style:family="paragraph" style:parent-style-name="Standard">
      <style:text-properties fo:font-size="8pt" fo:font-weight="normal" officeooo:rsid="009d7c78" officeooo:paragraph-rsid="0098d5ba" style:font-name-asian="Noto Sans CJK KR" style:font-size-asian="8pt" style:font-weight-asian="normal" style:font-size-complex="8pt" style:font-weight-complex="normal"/>
    </style:style>
    <style:style style:name="P15" style:family="paragraph" style:parent-style-name="Title">
      <style:text-properties fo:font-size="16pt" style:font-size-asian="16pt" style:font-size-complex="16pt"/>
    </style:style>
    <style:style style:name="T1" style:family="text">
      <style:text-properties officeooo:rsid="00c85dd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宇宙是圓的也是我的</text:p>
      <text:p text:style-name="P14">非風動，也非旗動，而是心動！</text:p>
      <text:p text:style-name="P14"/>
      <text:p text:style-name="P14">心累皆因心隨風動，所以躁動不安，無法靜心專注！當一頭驢跟着蘿蔔跑時，註定是一場白活的沒有目標的驢生！</text:p>
      <text:p text:style-name="P13"/>
      <text:p text:style-name="P13">你想做一頭隨風飄動的驢嗎？！顯然，只有驢才這麼想！才這麼想着蘿蔔！</text:p>
      <text:p text:style-name="P13"/>
      <text:p text:style-name="P13">你不是一個文科生，也不是藝術生，你是一個只習慣於不是就是的二元理科生。搞文藝創作需要每天一念生一念死的心態，像玩蹦極。而你不行！心裡必須要沒有波瀾，才能專注工作！</text:p>
      <text:p text:style-name="P13"/>
      <text:p text:style-name="P13">人生很短，真的很短！他媽的，真的很短！</text:p>
      <text:p text:style-name="P13"/>
      <text:p text:style-name="P13">不要去配合別人的演出，你的人生不是別人的戲！更不是別人的遊戲！管它他媽的是天皇老子還是啥變態玩意東西，我的人生自己做主！自己定規則！看不慣老子，大可弄死老子，即使弄死老子也是這麼我行我素！</text:p>
      <text:p text:style-name="P13"/>
      <text:p text:style-name="P13">只有這樣的人生，才像以前那樣自在，專注，且快樂！</text:p>
      <text:p text:style-name="P13"/>
      <text:p text:style-name="P13">這幾年一事無成，煩躁不安，無法專注手上的工作，皆是因爲心隨風動！</text:p>
      <text:p text:style-name="P13"/>
      <text:p text:style-name="P13">最最最主要的原因是：你特別怕死！你他媽的特別怕死！你這烏龜王八蛋特別特別特別讓人噁心的怕死！</text:p>
      <text:p text:style-name="P13"/>
      <text:p text:style-name="P13">以前是以爲你對生命有選擇，現在知道，地球只是一粒沙，你怕也沒用啦！因爲人類本來對生死沒選擇！更何況是一頭蠢驢如你！</text:p>
      <text:p text:style-name="P13"/>
      <text:p text:style-name="P13">接受事實，才能擺正心態！人若不怕死了，才能做到奈何以死懼之！人若沒有選擇，又何必糾結於選擇，隨心而動，才能自在！</text:p>
      <text:p text:style-name="P13"/>
      <text:p text:style-name="P13">選擇從來就是自己的事，而不是別人給與的！</text:p>
      <text:p text:style-name="P13"/>
      <text:p text:style-name="P13">你管它這他媽的變態的世界是一個什麼世界！什麼狗屁規則，我只活在自己心裡的世界裏，我的世界，老子就是規則！老子就是來改規則的！就像那首歌《死了都要愛》一樣，死了都要改規則！這就是使命！簡簡單單明明白白！我才懶得去聽從這些奇奇怪怪神神祕祕便便態態的東西之無無聊聊的規則！</text:p>
      <text:p text:style-name="P13"/>
      <text:p text:style-name="P13">老子活得不爽了，那活着有啥意思！廳畜生屎喚，當一頭驢？！死了算了！回顧這三年的時光，真是生不如死！一事無成！天天活在痛苦中！</text:p>
      <text:p text:style-name="P13"/>
      <text:p text:style-name="P13">別扯什麼痛苦可以使人銳變之類的，我呸，老子又不是蛇！浪費老子大好時光！</text:p>
      <text:p text:style-name="P13"/>
      <text:p text:style-name="P13">人生就是這麼簡簡單單，想做的事，死了都要去做，想愛的人，死了都要去愛。宇宙是圓的，相見只是意願和努力的一張船票！而已！銀河再寬，終有渡過去的一天！</text:p>
      <text:p text:style-name="P13"/>
      <text:p text:style-name="P13">一個沒有織女的牛郎，除了像驢一樣耕田，也還是可以學着她把心裡的夢想編織出來的，能織多少，是多少，這樣，死了也有臉見人家啊！</text:p>
      <text:p text:style-name="P13"/>
      <text:p text:style-name="P13">人死，不是那麼可怕，心死才是宇宙消亡！</text:p>
      <text:p text:style-name="P13"/>
      <text:p text:style-name="P13">吾心即宇宙，宇宙即吾心！不隨風動，不隨旗動，只隨心動。只有隨心而動，才能動萬物！才能動風，才能動旗！每個人的心裡都裝得下時空。</text:p>
      <text:p text:style-name="P13"/>
      <text:p text:style-name="P13">當肉體凡胎無能爲力時，別忘了告訴自己：宇宙是圓的！這次不行，還有下次，這裡不行，還有那裡！不就跟驢拉磨一樣嘛，多轉幾圈而已。難道你能耐上天，還能飛出宇宙不成？！</text:p>
      <text:p text:style-name="P13"/>
      <text:p text:style-name="P13">這是我想對我的心、我的宇宙說的話。我只想要你快樂，所以你一定要快樂，想着法子快樂，像智障一樣，對着鏡子讓自己微笑着過每一天！我不再去做歌德巴爾的猜想證明，畢竟我不是個數學家，我只是個工程師，如果一定要是一個什麼家的話，我是個老人家，一個智商讓人捉雞的老人家！所以，你既然已經是一個宇宙了，又何必跟一個智商堪憂的老人家過不去呢！你失望生氣罵人，我也只會當成是放屁。</text:p>
      <text:p text:style-name="P13"/>
      <text:p text:style-name="P13">從今天起，我會很努力，我的心會很安靜，跟我的歲月一樣慈祥，不隨風動，不隨旗動，只隨心動！</text:p>
      <text:p text:style-name="P13"/>
      <text:p text:style-name="P11">我心的魔樣是標準的上下八<text:span text:style-name="T1">顆牙齒的魔樣！</text:span></text:p>
      <text:p text:style-name="P11"/>
      <text:p text:style-name="P11"/>
      <text:p text:style-name="P12">2022年11月7日</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5.0575in" style:type="center"/>
          <style:tab-stop style:position="10.1154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9:55:21.734665039</meta:creation-date>
    <meta:generator>LibreOffice/6.4.7.2$Linux_X86_64 LibreOffice_project/40$Build-2</meta:generator>
    <dc:date>2022-11-07T16:20:59.519791750</dc:date>
    <meta:editing-duration>PT4H45M28S</meta:editing-duration>
    <meta:editing-cycles>135</meta:editing-cycles>
    <meta:document-statistic meta:table-count="0" meta:image-count="0" meta:object-count="0" meta:page-count="1" meta:paragraph-count="25" meta:word-count="1311" meta:character-count="1315" meta:non-whitespace-character-count="1315"/>
  </office:meta>
</office:document-meta>
</file>